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0.86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svg:stroke-color="#000000" draw:marker-end="Arrow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729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433cm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3.88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cm" fo:min-width="1cm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3.1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07cm"/>
    </style:style>
    <style:style style:name="gr11" style:family="graphic" style:parent-style-name="standard">
      <style:graphic-properties draw:stroke="solid" svg:stroke-color="#000000" draw:fill="none" draw:fill-color="#ffffff" draw:textarea-vertical-align="middle" fo:min-height="1.723cm"/>
    </style:style>
    <style:style style:name="gr12" style:family="graphic" style:parent-style-name="standard">
      <style:graphic-properties draw:stroke="solid" svg:stroke-color="#000000" draw:fill="none" draw:fill-color="#ffffff" draw:textarea-vertical-align="middle" fo:min-height="1.95cm"/>
    </style:style>
    <style:style style:name="gr13" style:family="graphic" style:parent-style-name="standard">
      <style:graphic-properties draw:stroke="solid" svg:stroke-color="#000000" draw:fill="none" draw:fill-color="#ffffff" draw:textarea-vertical-align="middle" fo:min-height="1.393cm"/>
    </style:style>
    <style:style style:name="gr14" style:family="graphic" style:parent-style-name="standard">
      <style:graphic-properties draw:stroke="solid" svg:stroke-color="#000000" draw:fill="none" draw:fill-color="#ffffff" draw:textarea-vertical-align="middle" fo:min-height="0.43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vertical-align="middle" fo:min-height="1.75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507cm"/>
    </style:style>
    <style:style style:name="gr18" style:family="graphic" style:parent-style-name="standard">
      <style:graphic-properties draw:stroke="solid" svg:stroke-color="#000000" draw:fill="none" draw:fill-color="#ffffff" draw:textarea-vertical-align="middle" fo:min-height="4.32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cm"/>
    </style:style>
    <style:style style:name="gr20" style:family="graphic" style:parent-style-name="standard">
      <style:graphic-properties draw:stroke="solid" svg:stroke-color="#000000" draw:fill="none" draw:fill-color="#ffffff" draw:textarea-vertical-align="middle" fo:min-height="2.35cm"/>
    </style:style>
    <style:style style:name="gr21" style:family="graphic" style:parent-style-name="standard">
      <style:graphic-properties svg:stroke-color="#000000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1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1pt" style:font-size-asian="12pt" style:font-size-complex="12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fo:font-size="11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1pt" fo:font-style="normal" style:font-size-asian="12pt" style:font-style-asian="normal" style:font-size-complex="12pt" style:font-style-complex="normal"/>
    </style:style>
    <style:style style:name="P8" style:family="paragraph">
      <loext:graphic-properties draw:fill="none" draw:fill-color="#ffffff"/>
      <style:paragraph-properties fo:text-align="start"/>
      <style:text-properties fo:font-size="11pt" fo:font-style="normal" style:font-size-asian="12pt" style:font-style-asian="normal" style:font-size-complex="12pt" style:font-style-complex="normal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1pt" fo:font-style="normal" style:font-size-asian="12pt" style:font-style-asian="normal" style:font-size-complex="12pt" style:font-style-complex="normal"/>
    </style:style>
    <style:style style:name="T3" style:family="text">
      <style:text-properties fo:font-size="11pt" fo:font-style="italic" style:font-size-asian="12pt" style:font-style-asian="italic" style:font-size-complex="12pt" style:font-style-complex="italic"/>
    </style:style>
    <style:style style:name="T4" style:family="text">
      <style:text-properties fo:font-size="11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5.2cm" svg:height="1.115cm" svg:x="9cm" svg:y="2.484cm">
          <draw:text-box>
            <text:p text:style-name="P1"><text:span text:style-name="T1">Generate Message <text:s/>Identifiers </text:span></text:p>
          </draw:text-box>
        </draw:frame>
        <draw:custom-shape draw:style-name="gr2" draw:text-style-name="P3" xml:id="id2" draw:id="id2" draw:layer="layout" svg:width="3cm" svg:height="2cm" svg:x="10.104cm" svg:y="3.919cm">
          <text:p text:style-name="P1"><text:span text:style-name="T1">Q or 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1.6cm" svg:y1="3.599cm" svg:x2="11.604cm" svg:y2="3.919cm" draw:start-shape="id1" draw:start-glue-point="2" draw:end-shape="id2" draw:end-glue-point="4" svg:d="M11600 3599v160h4v160" svg:viewBox="0 0 5 321">
          <text:p/>
        </draw:connector>
        <draw:frame draw:style-name="gr4" draw:text-style-name="P6" xml:id="id3" draw:id="id3" draw:layer="layout" svg:width="5cm" svg:height="1.979cm" svg:x="14cm" svg:y="6.021cm">
          <draw:text-box>
            <text:p text:style-name="P1"><text:span text:style-name="T2">Create QR item:</text:span></text:p>
            <text:p text:style-name="P5"><text:span text:style-name="T3">QR.Q <text:s text:c="6"/>:= Q</text:span></text:p>
            <text:p text:style-name="P5"><text:span text:style-name="T3">QR.R <text:s text:c="6"/>:= </text:span><text:span text:style-name="T4">nil</text:span></text:p>
            <text:p text:style-name="P5"><text:span text:style-name="T3">QR.done <text:s/>:= </text:span><text:span text:style-name="T4">false</text:span></text:p>
          </draw:text-box>
        </draw:frame>
        <draw:connector draw:style-name="gr3" draw:text-style-name="P4" draw:layer="layout" svg:x1="13.104cm" svg:y1="4.919cm" svg:x2="16.5cm" svg:y2="6.021cm" draw:start-shape="id2" draw:start-glue-point="7" draw:end-shape="id3" draw:end-glue-point="0" svg:d="M13104 4919h3396v1102" svg:viewBox="0 0 3397 1103">
          <text:p/>
        </draw:connector>
        <draw:frame draw:style-name="gr5" draw:text-style-name="P2" draw:layer="layout" svg:width="3.1cm" svg:height="0.8cm" svg:x="13.1cm" svg:y="4cm">
          <draw:text-box>
            <text:p text:style-name="P1"><text:span text:style-name="T1">Query</text:span></text:p>
          </draw:text-box>
        </draw:frame>
        <draw:connector draw:style-name="gr3" draw:text-style-name="P4" draw:layer="layout" svg:x1="10.104cm" svg:y1="4.919cm" svg:x2="5.4cm" svg:y2="5.981cm" draw:start-shape="id2" draw:start-glue-point="5" draw:end-shape="id4" draw:end-glue-point="0" svg:d="M10104 4919h-4704v1062" svg:viewBox="0 0 4705 1063">
          <text:p/>
        </draw:connector>
        <draw:frame draw:style-name="gr6" draw:text-style-name="P2" draw:layer="layout" svg:width="3.1cm" svg:height="0.683cm" svg:x="7.2cm" svg:y="4.2cm">
          <draw:text-box>
            <text:p text:style-name="P1"><text:span text:style-name="T1">Response</text:span></text:p>
          </draw:text-box>
        </draw:frame>
        <draw:frame draw:style-name="gr4" draw:text-style-name="P7" xml:id="id5" draw:id="id5" draw:layer="layout" svg:width="5cm" svg:height="1.979cm" svg:x="14cm" svg:y="8.96cm">
          <draw:text-box>
            <text:p text:style-name="P1"><text:span text:style-name="T2">Append new QR</text:span></text:p>
            <text:p text:style-name="P1"><text:span text:style-name="T2">item to output FIFO</text:span></text:p>
          </draw:text-box>
        </draw:frame>
        <draw:connector draw:style-name="gr3" draw:text-style-name="P4" draw:layer="layout" svg:x1="16.5cm" svg:y1="8cm" svg:x2="16.5cm" svg:y2="8.96cm" draw:start-shape="id3" draw:start-glue-point="2" draw:end-shape="id5" svg:d="M16500 8000v960" svg:viewBox="0 0 1 961">
          <text:p/>
        </draw:connector>
        <draw:frame draw:style-name="gr7" draw:text-style-name="P8" xml:id="id4" draw:id="id4" draw:layer="layout" svg:width="5.8cm" svg:height="4.139cm" svg:x="2.5cm" svg:y="5.981cm">
          <draw:text-box>
            <text:p text:style-name="P5"><text:span text:style-name="T2">Find earliest QR item in output FIFO where:</text:span></text:p>
            <text:list text:style-name="L1">
              <text:list-item>
                <text:p text:style-name="P5"><text:span text:style-name="T3">QR.done == </text:span><text:span text:style-name="T4">false</text:span></text:p>
              </text:list-item>
              <text:list-item>
                <text:p text:style-name="P5"><text:span text:style-name="T5">QR.Q.PrimaryID == R.PrimaryID</text:span></text:p>
              </text:list-item>
            </text:list>
            <text:p text:style-name="P5"><text:span text:style-name="T6">and, if both QR.Q and R have SecondaryID:</text:span></text:p>
            <text:list text:continue-numbering="true" text:style-name="L1">
              <text:list-item>
                <text:p text:style-name="P5"><text:span text:style-name="T7"><text:s/></text:span><text:span text:style-name="T5">QR.Q.SecondaryID == R.SecondaryID</text:span></text:p>
              </text:list-item>
            </text:list>
          </draw:text-box>
        </draw:frame>
        <draw:custom-shape draw:style-name="gr8" draw:text-style-name="P3" xml:id="id6" draw:id="id6" draw:layer="layout" svg:width="3cm" svg:height="2.9cm" svg:x="3.9cm" svg:y="11cm">
          <text:p text:style-name="P1"><text:span text:style-name="T1">Match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5.4cm" svg:y1="10.12cm" svg:x2="5.4cm" svg:y2="11cm" draw:start-shape="id4" draw:start-glue-point="2" draw:end-shape="id6" draw:end-glue-point="4" svg:d="M5400 10120v880" svg:viewBox="0 0 1 881">
          <text:p/>
        </draw:connector>
        <draw:frame draw:style-name="gr9" draw:text-style-name="P6" xml:id="id11" draw:id="id11" draw:layer="layout" svg:width="6.8cm" svg:height="3.4cm" svg:x="8cm" svg:y="22.6cm">
          <draw:text-box>
            <text:p text:style-name="P1"><text:span text:style-name="T2">Remove all timed out R from unmatched response FIFO (skew timeout), create QR item:</text:span></text:p>
            <text:p text:style-name="P5"><text:span text:style-name="T3">QR.Q <text:s text:c="6"/>:= </text:span><text:span text:style-name="T4">nil</text:span></text:p>
            <text:p text:style-name="P5"><text:span text:style-name="T3">QR.R <text:s text:c="6"/>:= R</text:span></text:p>
            <text:p text:style-name="P5"><text:span text:style-name="T3">QR.done <text:s/>:= </text:span><text:span text:style-name="T4">true</text:span></text:p>
          </draw:text-box>
        </draw:frame>
        <draw:connector draw:style-name="gr3" draw:text-style-name="P4" draw:layer="layout" svg:x1="6.9cm" svg:y1="12.45cm" svg:x2="8.311cm" svg:y2="14.5cm" draw:start-shape="id6" draw:start-glue-point="7" draw:end-shape="id7" draw:end-glue-point="0" svg:d="M6900 12450h1411v2050" svg:viewBox="0 0 1412 2051">
          <text:p/>
        </draw:connector>
        <draw:frame draw:style-name="gr10" draw:text-style-name="P2" draw:layer="layout" svg:width="0.8cm" svg:height="0.857cm" svg:x="6.712cm" svg:y="11.543cm">
          <draw:text-box>
            <text:p text:style-name="P1"><text:span text:style-name="T1">N</text:span></text:p>
          </draw:text-box>
        </draw:frame>
        <draw:frame draw:style-name="gr11" draw:text-style-name="P6" xml:id="id8" draw:id="id8" draw:layer="layout" svg:width="4cm" svg:height="1.973cm" svg:x="1cm" svg:y="14.527cm">
          <draw:text-box>
            <text:p text:style-name="P1"><text:span text:style-name="T2">Update QR item:</text:span></text:p>
            <text:p text:style-name="P5"><text:span text:style-name="T3">QR.R <text:s text:c="6"/>:= R</text:span></text:p>
            <text:p text:style-name="P5"><text:span text:style-name="T3">QR.done <text:s/>:= </text:span><text:span text:style-name="T4">true</text:span></text:p>
          </draw:text-box>
        </draw:frame>
        <draw:connector draw:style-name="gr3" draw:text-style-name="P4" draw:layer="layout" svg:x1="3.9cm" svg:y1="12.45cm" svg:x2="3cm" svg:y2="14.527cm" draw:start-shape="id6" draw:start-glue-point="5" draw:end-shape="id8" draw:end-glue-point="0" svg:d="M3900 12450h-900v2077" svg:viewBox="0 0 901 2078">
          <text:p/>
        </draw:connector>
        <draw:frame draw:style-name="gr12" draw:text-style-name="P7" xml:id="id10" draw:id="id10" draw:layer="layout" svg:width="4.4cm" svg:height="2.2cm" svg:x="2.2cm" svg:y="23.2cm">
          <draw:text-box>
            <text:p text:style-name="P1"><text:span text:style-name="T2">Update all timed out QR items (query timeout)</text:span><text:span text:style-name="T2">:</text:span></text:p>
            <text:p text:style-name="P1"><text:span text:style-name="T3">QR.done := </text:span><text:span text:style-name="T4">true</text:span></text:p>
          </draw:text-box>
        </draw:frame>
        <draw:frame draw:style-name="gr13" draw:text-style-name="P7" xml:id="id13" draw:id="id13" draw:layer="layout" svg:width="6.2cm" svg:height="1.643cm" svg:x="8.3cm" svg:y="27.057cm">
          <draw:text-box>
            <text:p text:style-name="P1"><text:span text:style-name="T2">Remove all consecutive </text:span><text:span text:style-name="T8">done</text:span><text:span text:style-name="T2"> entries from front of output FIFO for further processing</text:span></text:p>
          </draw:text-box>
        </draw:frame>
        <draw:connector draw:style-name="gr3" draw:text-style-name="P4" draw:layer="layout" svg:x1="16.5cm" svg:y1="10.939cm" svg:x2="16.5cm" svg:y2="11.965cm" draw:start-shape="id5" draw:start-glue-point="2" draw:end-shape="id9" draw:end-glue-point="0" svg:d="M16500 10939v1026" svg:viewBox="0 0 1 1027">
          <text:p/>
        </draw:connector>
        <draw:connector draw:style-name="gr3" draw:text-style-name="P4" draw:layer="layout" draw:line-skew="-1.85cm" svg:x1="3cm" svg:y1="16.5cm" svg:x2="4.4cm" svg:y2="23.2cm" draw:start-shape="id8" draw:start-glue-point="2" draw:end-shape="id10" draw:end-glue-point="0" svg:d="M3000 16500v1500h1400v5200" svg:viewBox="0 0 1401 6701">
          <text:p/>
        </draw:connector>
        <draw:connector draw:style-name="gr3" draw:text-style-name="P4" draw:layer="layout" svg:x1="6.6cm" svg:y1="24.3cm" svg:x2="8cm" svg:y2="24.3cm" draw:start-shape="id10" draw:start-glue-point="1" draw:end-shape="id11" draw:end-glue-point="3" svg:d="M6600 24300h1400" svg:viewBox="0 0 1401 1">
          <text:p/>
        </draw:connector>
        <draw:frame draw:style-name="gr14" draw:text-style-name="P2" xml:id="id12" draw:id="id12" draw:layer="layout" svg:width="5.2cm" svg:height="0.683cm" svg:x="9cm" svg:y="1.4cm">
          <draw:text-box>
            <text:p text:style-name="P1"><text:span text:style-name="T1">Process next message</text:span></text:p>
          </draw:text-box>
        </draw:frame>
        <draw:connector draw:style-name="gr3" draw:text-style-name="P4" draw:layer="layout" svg:x1="11.6cm" svg:y1="2.083cm" svg:x2="11.6cm" svg:y2="2.484cm" draw:start-shape="id12" draw:start-glue-point="2" draw:end-shape="id1" draw:end-glue-point="0" svg:d="M11600 2083v401" svg:viewBox="0 0 1 402">
          <text:p/>
        </draw:connector>
        <draw:connector draw:style-name="gr15" draw:text-style-name="P9" draw:layer="layout" draw:line-skew="4.799cm" svg:x1="14.5cm" svg:y1="27.878cm" svg:x2="14.2cm" svg:y2="1.741cm" draw:start-shape="id13" draw:start-glue-point="1" draw:end-shape="id12" draw:end-glue-point="1" svg:d="M14500 27878h5300v-26137h-5600" svg:viewBox="0 0 5601 26138">
          <text:p/>
        </draw:connector>
        <draw:frame draw:style-name="gr16" draw:text-style-name="P7" xml:id="id7" draw:id="id7" draw:layer="layout" svg:width="4cm" svg:height="2cm" svg:x="6.311cm" svg:y="14.5cm">
          <draw:text-box>
            <text:p text:style-name="P1"><text:span text:style-name="T2">Add to unmatched response FIFO</text:span></text:p>
          </draw:text-box>
        </draw:frame>
        <draw:frame draw:style-name="gr17" draw:text-style-name="P2" draw:layer="layout" svg:width="0.8cm" svg:height="0.757cm" svg:x="3.212cm" svg:y="11.644cm">
          <draw:text-box>
            <text:p text:style-name="P1"><text:span text:style-name="T1">Y</text:span></text:p>
          </draw:text-box>
        </draw:frame>
        <draw:frame draw:style-name="gr18" draw:text-style-name="P8" xml:id="id9" draw:id="id9" draw:layer="layout" svg:width="6cm" svg:height="4.571cm" svg:x="13.5cm" svg:y="11.965cm">
          <draw:text-box>
            <text:p text:style-name="P5"><text:span text:style-name="T2">Find earliest QR item in unmatched response FIFO where:</text:span></text:p>
            <text:list text:style-name="L1">
              <text:list-item>
                <text:p text:style-name="P5"><text:span text:style-name="T3">QR.done == </text:span><text:span text:style-name="T4">false</text:span></text:p>
              </text:list-item>
              <text:list-item>
                <text:p text:style-name="P5"><text:span text:style-name="T5">QR.Q.PrimaryID == R.PrimaryID</text:span></text:p>
              </text:list-item>
            </text:list>
            <text:p text:style-name="P5"><text:span text:style-name="T6">and, if both QR.Q and R have SecondaryID:</text:span></text:p>
            <text:list text:continue-numbering="true" text:style-name="L1">
              <text:list-item>
                <text:p text:style-name="P5"><text:span text:style-name="T7"><text:s/></text:span><text:span text:style-name="T5">QR.Q.SecondaryID == R.SecondaryID</text:span></text:p>
              </text:list-item>
            </text:list>
          </draw:text-box>
        </draw:frame>
        <draw:custom-shape draw:style-name="gr19" draw:text-style-name="P3" xml:id="id14" draw:id="id14" draw:layer="layout" svg:width="3cm" svg:height="3cm" svg:x="15cm" svg:y="17.5cm">
          <text:p text:style-name="P1"><text:span text:style-name="T1">Match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6.5cm" svg:y1="16.536cm" svg:x2="16.5cm" svg:y2="17.5cm" draw:start-shape="id9" draw:start-glue-point="2" draw:end-shape="id14" draw:end-glue-point="4" svg:d="M16500 16536v964" svg:viewBox="0 0 1 965">
          <text:p/>
        </draw:connector>
        <draw:frame draw:style-name="gr20" draw:text-style-name="P8" xml:id="id15" draw:id="id15" draw:layer="layout" svg:width="4.3cm" svg:height="2.843cm" svg:x="9.5cm" svg:y="17.579cm">
          <draw:text-box>
            <text:p text:style-name="P5"><text:span text:style-name="T3">QR.R</text:span><text:span text:style-name="T3"><text:tab/></text:span><text:span text:style-name="T3"> <text:s text:c="4"/>:= R</text:span></text:p>
            <text:p text:style-name="P5"><text:span text:style-name="T3">QR.done <text:s/>:= </text:span><text:span text:style-name="T4">true</text:span></text:p>
            <text:p text:style-name="P5"><text:span text:style-name="T2"/></text:p>
            <text:p text:style-name="P5"><text:span text:style-name="T2">Remove R from unmatched response FIFO</text:span></text:p>
          </draw:text-box>
        </draw:frame>
        <draw:connector draw:style-name="gr3" draw:text-style-name="P4" draw:layer="layout" svg:x1="15cm" svg:y1="19cm" svg:x2="13.8cm" svg:y2="19cm" draw:start-shape="id14" draw:start-glue-point="5" draw:end-shape="id15" svg:d="M15000 19000h-1200" svg:viewBox="0 0 1201 1">
          <text:p/>
        </draw:connector>
        <draw:frame draw:style-name="gr17" draw:text-style-name="P2" draw:layer="layout" svg:width="0.8cm" svg:height="0.757cm" svg:x="14.112cm" svg:y="18.245cm">
          <draw:text-box>
            <text:p text:style-name="P1"><text:span text:style-name="T1">Y</text:span></text:p>
          </draw:text-box>
        </draw:frame>
        <draw:connector draw:style-name="gr21" draw:text-style-name="P4" draw:layer="layout" draw:line-skew="0.353cm" svg:x1="16.5cm" svg:y1="20.5cm" svg:x2="11.651cm" svg:y2="21.292cm" draw:start-shape="id14" draw:start-glue-point="6" svg:d="M16500 20500v1000h-4849v-208" svg:viewBox="0 0 4850 1001">
          <text:p/>
        </draw:connector>
        <draw:connector draw:style-name="gr21" draw:text-style-name="P4" draw:layer="layout" draw:line-skew="0.497cm" svg:x1="8.311cm" svg:y1="16.5cm" svg:x2="4.405cm" svg:y2="18.004cm" draw:start-shape="id7" draw:start-glue-point="2" svg:d="M8311 16500v1500h-3906v4" svg:viewBox="0 0 3907 1505">
          <text:p/>
        </draw:connector>
        <draw:connector draw:style-name="gr21" draw:text-style-name="P4" draw:layer="layout" draw:line-skew="-0.311cm" svg:x1="11.65cm" svg:y1="20.422cm" svg:x2="4.4cm" svg:y2="23.2cm" draw:start-shape="id15" draw:start-glue-point="2" draw:end-shape="id10" draw:end-glue-point="0" svg:d="M11650 20422v1078h-7250v1700" svg:viewBox="0 0 7251 2779">
          <text:p/>
        </draw:connector>
        <draw:frame draw:style-name="gr10" draw:text-style-name="P2" draw:layer="layout" svg:width="0.8cm" svg:height="0.857cm" svg:x="16.512cm" svg:y="20.444cm">
          <draw:text-box>
            <text:p text:style-name="P1"><text:span text:style-name="T1">N</text:span></text:p>
          </draw:text-box>
        </draw:frame>
        <draw:connector draw:style-name="gr3" draw:text-style-name="P4" draw:layer="layout" svg:x1="11.4cm" svg:y1="26cm" svg:x2="11.4cm" svg:y2="27.057cm" draw:start-shape="id11" draw:start-glue-point="2" draw:end-shape="id13" draw:end-glue-point="0" svg:d="M11400 26000v1057" svg:viewBox="0 0 1 10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05-02T21:50:07.358173511</meta:creation-date>
    <dc:date>2018-04-19T12:12:17.391166983</dc:date>
    <meta:editing-duration>P4DT16H23M41S</meta:editing-duration>
    <meta:editing-cycles>8</meta:editing-cycles>
    <meta:generator>LibreOffice/6.0.1.1$MacOSX_X86_64 LibreOffice_project/60bfb1526849283ce2491346ed2aa51c465abfe6</meta:generator>
    <dc:creator>Jim Hague</dc:creator>
    <meta:document-statistic meta:object-count="39"/>
  </office:meta>
</office:document-meta>
</file>